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Basic/script-lc.xml" manifest:media-type="text/xml"/>
  <manifest:file-entry manifest:full-path="Dialogs/dialog-lc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office:version="1.2">
  <office:body>
    <office:text/>
  </office:body>
</office:document-content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</library:libraries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</library:libraries>
</file>